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1.402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_-__Spearman_Centrality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Version_Id</text:p>
          </table:table-cell>
          <table:table-cell office:value-type="string" table:style-name="ce2">
            <text:p>Variable</text:p>
          </table:table-cell>
          <table:table-cell office:value-type="string" table:style-name="ce2">
            <text:p>by_Variable</text:p>
          </table:table-cell>
          <table:table-cell office:value-type="string" table:style-name="ce2">
            <text:p>Spearman_rho</text:p>
          </table:table-cell>
          <table:table-cell office:value-type="string" table:style-name="ce2">
            <text:p>pvalu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Taylor_FOM_NORM</text:p>
          </table:table-cell>
          <table:table-cell office:value-type="string" table:style-name="ce3">
            <text:p>Taylor_JC</text:p>
          </table:table-cell>
          <table:table-cell office:value-type="float" office:value="0.66806846389202323" table:style-name="ce4">
            <text:p>0,668068464</text:p>
          </table:table-cell>
          <table:table-cell office:value-type="float" office:value="1.1590974698910214E-5" table:style-name="ce4">
            <text:p>1,1591E-0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Taylor_FOM_NORM</text:p>
          </table:table-cell>
          <table:table-cell office:value-type="string" table:style-name="ce3">
            <text:p>Taylor_CC</text:p>
          </table:table-cell>
          <table:table-cell office:value-type="float" office:value="0.66806846389202323" table:style-name="ce4">
            <text:p>0,668068464</text:p>
          </table:table-cell>
          <table:table-cell office:value-type="float" office:value="1.1590974698910214E-5" table:style-name="ce4">
            <text:p>1,1591E-0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Taylor_FOM_NORM</text:p>
          </table:table-cell>
          <table:table-cell office:value-type="string" table:style-name="ce3">
            <text:p>Liu_JC</text:p>
          </table:table-cell>
          <table:table-cell office:value-type="float" office:value="0.90501914880087087" table:style-name="ce4">
            <text:p>0,905019149</text:p>
          </table:table-cell>
          <table:table-cell office:value-type="float" office:value="8.4990045853509001E-14" table:style-name="ce4">
            <text:p>8,499E-1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Taylor_FOM_NORM</text:p>
          </table:table-cell>
          <table:table-cell office:value-type="string" table:style-name="ce3">
            <text:p>Liu_CC</text:p>
          </table:table-cell>
          <table:table-cell office:value-type="float" office:value="0.90501914880087087" table:style-name="ce4">
            <text:p>0,905019149</text:p>
          </table:table-cell>
          <table:table-cell office:value-type="float" office:value="8.4990045853509001E-14" table:style-name="ce4">
            <text:p>8,499E-1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Taylor_FOM_NORM</text:p>
          </table:table-cell>
          <table:table-cell office:value-type="string" table:style-name="ce3">
            <text:p>Yin_JC</text:p>
          </table:table-cell>
          <table:table-cell office:value-type="float" office:value="0.84837015545914185" table:style-name="ce4">
            <text:p>0,848370155</text:p>
          </table:table-cell>
          <table:table-cell office:value-type="float" office:value="1.233278464643484E-10" table:style-name="ce4">
            <text:p>1,23328E-1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Taylor_FOM_NORM</text:p>
          </table:table-cell>
          <table:table-cell office:value-type="string" table:style-name="ce3">
            <text:p>Yin_CC</text:p>
          </table:table-cell>
          <table:table-cell office:value-type="float" office:value="0.84837015545914185" table:style-name="ce4">
            <text:p>0,848370155</text:p>
          </table:table-cell>
          <table:table-cell office:value-type="float" office:value="1.233278464643484E-10" table:style-name="ce4">
            <text:p>1,23328E-1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Taylor_FOM_NORM</text:p>
          </table:table-cell>
          <table:table-cell office:value-type="string" table:style-name="ce3">
            <text:p>Taylor_JC</text:p>
          </table:table-cell>
          <table:table-cell office:value-type="float" office:value="0.24713540213990329" table:style-name="ce4">
            <text:p>0,247135402</text:p>
          </table:table-cell>
          <table:table-cell office:value-type="float" office:value="0.17267776712556027" table:style-name="ce4">
            <text:p>0,17267776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Taylor_FOM_NORM</text:p>
          </table:table-cell>
          <table:table-cell office:value-type="string" table:style-name="ce3">
            <text:p>Taylor_CC</text:p>
          </table:table-cell>
          <table:table-cell office:value-type="float" office:value="0.24713540213990329" table:style-name="ce4">
            <text:p>0,247135402</text:p>
          </table:table-cell>
          <table:table-cell office:value-type="float" office:value="0.17267776712556027" table:style-name="ce4">
            <text:p>0,17267776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Taylor_FOM_NORM</text:p>
          </table:table-cell>
          <table:table-cell office:value-type="string" table:style-name="ce3">
            <text:p>Liu_JC</text:p>
          </table:table-cell>
          <table:table-cell office:value-type="float" office:value="0.1513745962460851" table:style-name="ce4">
            <text:p>0,151374596</text:p>
          </table:table-cell>
          <table:table-cell office:value-type="float" office:value="0.40822762912260446" table:style-name="ce4">
            <text:p>0,40822762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Taylor_FOM_NORM</text:p>
          </table:table-cell>
          <table:table-cell office:value-type="string" table:style-name="ce3">
            <text:p>Liu_CC</text:p>
          </table:table-cell>
          <table:table-cell office:value-type="float" office:value="0.1513745962460851" table:style-name="ce4">
            <text:p>0,151374596</text:p>
          </table:table-cell>
          <table:table-cell office:value-type="float" office:value="0.40822762912260446" table:style-name="ce4">
            <text:p>0,40822762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Taylor_FOM_NORM</text:p>
          </table:table-cell>
          <table:table-cell office:value-type="string" table:style-name="ce3">
            <text:p>Yin_JC</text:p>
          </table:table-cell>
          <table:table-cell office:value-type="float" office:value="4.5829514977211525E-3" table:style-name="ce4">
            <text:p>0,004582951</text:p>
          </table:table-cell>
          <table:table-cell office:value-type="float" office:value="0.98013973989322101" table:style-name="ce4">
            <text:p>0,9801397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Taylor_FOM_NORM</text:p>
          </table:table-cell>
          <table:table-cell office:value-type="string" table:style-name="ce3">
            <text:p>Yin_CC</text:p>
          </table:table-cell>
          <table:table-cell office:value-type="float" office:value="4.5829514977211525E-3" table:style-name="ce4">
            <text:p>0,004582951</text:p>
          </table:table-cell>
          <table:table-cell office:value-type="float" office:value="0.98013973989322101" table:style-name="ce4">
            <text:p>0,9801397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Taylor_FOM_NORM</text:p>
          </table:table-cell>
          <table:table-cell office:value-type="string" table:style-name="ce3">
            <text:p>Taylor_JC</text:p>
          </table:table-cell>
          <table:table-cell office:value-type="float" office:value="9.9358388470594583E-2" table:style-name="ce4">
            <text:p>0,099358388</text:p>
          </table:table-cell>
          <table:table-cell office:value-type="float" office:value="0.58848287609847982" table:style-name="ce4">
            <text:p>0,58848287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Taylor_FOM_NORM</text:p>
          </table:table-cell>
          <table:table-cell office:value-type="string" table:style-name="ce3">
            <text:p>Taylor_CC</text:p>
          </table:table-cell>
          <table:table-cell office:value-type="float" office:value="9.698414520178697E-2" table:style-name="ce4">
            <text:p>0,096984145</text:p>
          </table:table-cell>
          <table:table-cell office:value-type="float" office:value="0.59746798455437489" table:style-name="ce4">
            <text:p>0,59746798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Taylor_FOM_NORM</text:p>
          </table:table-cell>
          <table:table-cell office:value-type="string" table:style-name="ce3">
            <text:p>Liu_JC</text:p>
          </table:table-cell>
          <table:table-cell office:value-type="float" office:value="0.11020968750178507" table:style-name="ce4">
            <text:p>0,110209688</text:p>
          </table:table-cell>
          <table:table-cell office:value-type="float" office:value="0.54819318182462284" table:style-name="ce4">
            <text:p>0,54819318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Taylor_FOM_NORM</text:p>
          </table:table-cell>
          <table:table-cell office:value-type="string" table:style-name="ce3">
            <text:p>Liu_CC</text:p>
          </table:table-cell>
          <table:table-cell office:value-type="float" office:value="0.11020968750178507" table:style-name="ce4">
            <text:p>0,110209688</text:p>
          </table:table-cell>
          <table:table-cell office:value-type="float" office:value="0.54819318182462284" table:style-name="ce4">
            <text:p>0,54819318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Taylor_FOM_NORM</text:p>
          </table:table-cell>
          <table:table-cell office:value-type="string" table:style-name="ce3">
            <text:p>Yin_JC</text:p>
          </table:table-cell>
          <table:table-cell office:value-type="float" office:value="-4.4175602788411775E-2" table:style-name="ce4">
            <text:p>-0,044175603</text:p>
          </table:table-cell>
          <table:table-cell office:value-type="float" office:value="0.81027623983821284" table:style-name="ce4">
            <text:p>0,810276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Taylor_FOM_NORM</text:p>
          </table:table-cell>
          <table:table-cell office:value-type="string" table:style-name="ce3">
            <text:p>Yin_CC</text:p>
          </table:table-cell>
          <table:table-cell office:value-type="float" office:value="-4.3629698258305372E-2" table:style-name="ce4">
            <text:p>-0,043629698</text:p>
          </table:table-cell>
          <table:table-cell office:value-type="float" office:value="0.81257910439278935" table:style-name="ce4">
            <text:p>0,81257910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Taylor_FOM_NORM</text:p>
          </table:table-cell>
          <table:table-cell office:value-type="string" table:style-name="ce3">
            <text:p>Taylor_JC</text:p>
          </table:table-cell>
          <table:table-cell office:value-type="float" office:value="-6.6149040033901707E-2" table:style-name="ce4">
            <text:p>-0,06614904</text:p>
          </table:table-cell>
          <table:table-cell office:value-type="float" office:value="0.72367256872853236" table:style-name="ce4">
            <text:p>0,72367256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Taylor_FOM_NORM</text:p>
          </table:table-cell>
          <table:table-cell office:value-type="string" table:style-name="ce3">
            <text:p>Taylor_CC</text:p>
          </table:table-cell>
          <table:table-cell office:value-type="float" office:value="-6.6149040033901707E-2" table:style-name="ce4">
            <text:p>-0,06614904</text:p>
          </table:table-cell>
          <table:table-cell office:value-type="float" office:value="0.72367256872853236" table:style-name="ce4">
            <text:p>0,72367256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Taylor_FOM_NORM</text:p>
          </table:table-cell>
          <table:table-cell office:value-type="string" table:style-name="ce3">
            <text:p>Liu_JC</text:p>
          </table:table-cell>
          <table:table-cell office:value-type="float" office:value="0.17697140354467672" table:style-name="ce4">
            <text:p>0,176971404</text:p>
          </table:table-cell>
          <table:table-cell office:value-type="float" office:value="0.34089943550048757" table:style-name="ce4">
            <text:p>0,34089943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Taylor_FOM_NORM</text:p>
          </table:table-cell>
          <table:table-cell office:value-type="string" table:style-name="ce3">
            <text:p>Liu_CC</text:p>
          </table:table-cell>
          <table:table-cell office:value-type="float" office:value="0.17697140354467672" table:style-name="ce4">
            <text:p>0,176971404</text:p>
          </table:table-cell>
          <table:table-cell office:value-type="float" office:value="0.34089943550048757" table:style-name="ce4">
            <text:p>0,34089943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Taylor_FOM_NORM</text:p>
          </table:table-cell>
          <table:table-cell office:value-type="string" table:style-name="ce3">
            <text:p>Yin_JC</text:p>
          </table:table-cell>
          <table:table-cell office:value-type="float" office:value="0.3260738118324204" table:style-name="ce4">
            <text:p>0,326073812</text:p>
          </table:table-cell>
          <table:table-cell office:value-type="float" office:value="7.3424077725387629E-2" table:style-name="ce4">
            <text:p>0,07342407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Taylor_FOM_NORM</text:p>
          </table:table-cell>
          <table:table-cell office:value-type="string" table:style-name="ce3">
            <text:p>Yin_CC</text:p>
          </table:table-cell>
          <table:table-cell office:value-type="float" office:value="0.3260738118324204" table:style-name="ce4">
            <text:p>0,326073812</text:p>
          </table:table-cell>
          <table:table-cell office:value-type="float" office:value="7.3424077725387629E-2" table:style-name="ce4">
            <text:p>0,07342407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Taylor_FOM_NORM</text:p>
          </table:table-cell>
          <table:table-cell office:value-type="string" table:style-name="ce3">
            <text:p>Taylor_JC</text:p>
          </table:table-cell>
          <table:table-cell office:value-type="float" office:value="-4.0939802216103799E-2" table:style-name="ce4">
            <text:p>-0,040939802</text:p>
          </table:table-cell>
          <table:table-cell office:value-type="float" office:value="0.82690908382699946" table:style-name="ce4">
            <text:p>0,82690908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Taylor_FOM_NORM</text:p>
          </table:table-cell>
          <table:table-cell office:value-type="string" table:style-name="ce3">
            <text:p>Taylor_CC</text:p>
          </table:table-cell>
          <table:table-cell office:value-type="float" office:value="-4.0939802216103799E-2" table:style-name="ce4">
            <text:p>-0,040939802</text:p>
          </table:table-cell>
          <table:table-cell office:value-type="float" office:value="0.82690908382699946" table:style-name="ce4">
            <text:p>0,82690908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Taylor_FOM_NORM</text:p>
          </table:table-cell>
          <table:table-cell office:value-type="string" table:style-name="ce3">
            <text:p>Liu_JC</text:p>
          </table:table-cell>
          <table:table-cell office:value-type="float" office:value="1.3613184888052056E-2" table:style-name="ce4">
            <text:p>0,013613185</text:p>
          </table:table-cell>
          <table:table-cell office:value-type="float" office:value="0.9420579903911156" table:style-name="ce4">
            <text:p>0,9420579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Taylor_FOM_NORM</text:p>
          </table:table-cell>
          <table:table-cell office:value-type="string" table:style-name="ce3">
            <text:p>Liu_CC</text:p>
          </table:table-cell>
          <table:table-cell office:value-type="float" office:value="1.3613184888052056E-2" table:style-name="ce4">
            <text:p>0,013613185</text:p>
          </table:table-cell>
          <table:table-cell office:value-type="float" office:value="0.9420579903911156" table:style-name="ce4">
            <text:p>0,9420579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Taylor_FOM_NORM</text:p>
          </table:table-cell>
          <table:table-cell office:value-type="string" table:style-name="ce3">
            <text:p>Yin_JC</text:p>
          </table:table-cell>
          <table:table-cell office:value-type="float" office:value="8.5702764396276235E-2" table:style-name="ce4">
            <text:p>0,085702764</text:p>
          </table:table-cell>
          <table:table-cell office:value-type="float" office:value="0.64665879650785851" table:style-name="ce4">
            <text:p>0,64665879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Taylor_FOM_NORM</text:p>
          </table:table-cell>
          <table:table-cell office:value-type="string" table:style-name="ce3">
            <text:p>Yin_CC</text:p>
          </table:table-cell>
          <table:table-cell office:value-type="float" office:value="8.5702764396276235E-2" table:style-name="ce4">
            <text:p>0,085702764</text:p>
          </table:table-cell>
          <table:table-cell office:value-type="float" office:value="0.64665879650785851" table:style-name="ce4">
            <text:p>0,64665879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Taylor_FOM_NORM</text:p>
          </table:table-cell>
          <table:table-cell office:value-type="string" table:style-name="ce3">
            <text:p>Taylor_JC</text:p>
          </table:table-cell>
          <table:table-cell office:value-type="float" office:value="-4.0514647014890194E-2" table:style-name="ce4">
            <text:p>-0,040514647</text:p>
          </table:table-cell>
          <table:table-cell office:value-type="float" office:value="0.83781206982760592" table:style-name="ce4">
            <text:p>0,8378120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Taylor_FOM_NORM</text:p>
          </table:table-cell>
          <table:table-cell office:value-type="string" table:style-name="ce3">
            <text:p>Taylor_CC</text:p>
          </table:table-cell>
          <table:table-cell office:value-type="float" office:value="-4.0514647014890194E-2" table:style-name="ce4">
            <text:p>-0,040514647</text:p>
          </table:table-cell>
          <table:table-cell office:value-type="float" office:value="0.83781206982760592" table:style-name="ce4">
            <text:p>0,8378120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Taylor_FOM_NORM</text:p>
          </table:table-cell>
          <table:table-cell office:value-type="string" table:style-name="ce3">
            <text:p>Liu_JC</text:p>
          </table:table-cell>
          <table:table-cell office:value-type="float" office:value="3.5293768723734423E-2" table:style-name="ce4">
            <text:p>0,035293769</text:p>
          </table:table-cell>
          <table:table-cell office:value-type="float" office:value="0.85848923508558694" table:style-name="ce4">
            <text:p>0,85848923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Taylor_FOM_NORM</text:p>
          </table:table-cell>
          <table:table-cell office:value-type="string" table:style-name="ce3">
            <text:p>Liu_CC</text:p>
          </table:table-cell>
          <table:table-cell office:value-type="float" office:value="3.5293768723734423E-2" table:style-name="ce4">
            <text:p>0,035293769</text:p>
          </table:table-cell>
          <table:table-cell office:value-type="float" office:value="0.85848923508558694" table:style-name="ce4">
            <text:p>0,85848923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Taylor_FOM_NORM</text:p>
          </table:table-cell>
          <table:table-cell office:value-type="string" table:style-name="ce3">
            <text:p>Yin_JC</text:p>
          </table:table-cell>
          <table:table-cell office:value-type="float" office:value="-0.14535998354666685" table:style-name="ce4">
            <text:p>-0,145359984</text:p>
          </table:table-cell>
          <table:table-cell office:value-type="float" office:value="0.4604912838027686" table:style-name="ce4">
            <text:p>0,46049128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Taylor_FOM_NORM</text:p>
          </table:table-cell>
          <table:table-cell office:value-type="string" table:style-name="ce3">
            <text:p>Yin_CC</text:p>
          </table:table-cell>
          <table:table-cell office:value-type="float" office:value="-0.14535998354666685" table:style-name="ce4">
            <text:p>-0,145359984</text:p>
          </table:table-cell>
          <table:table-cell office:value-type="float" office:value="0.4604912838027686" table:style-name="ce4">
            <text:p>0,46049128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Taylor_FOM_NORM</text:p>
          </table:table-cell>
          <table:table-cell office:value-type="string" table:style-name="ce3">
            <text:p>Taylor_JC</text:p>
          </table:table-cell>
          <table:table-cell office:value-type="float" office:value="0.2588183075104431" table:style-name="ce4">
            <text:p>0,258818308</text:p>
          </table:table-cell>
          <table:table-cell office:value-type="float" office:value="0.1672683185179028" table:style-name="ce4">
            <text:p>0,16726831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Taylor_FOM_NORM</text:p>
          </table:table-cell>
          <table:table-cell office:value-type="string" table:style-name="ce3">
            <text:p>Taylor_CC</text:p>
          </table:table-cell>
          <table:table-cell office:value-type="float" office:value="0.2588183075104431" table:style-name="ce4">
            <text:p>0,258818308</text:p>
          </table:table-cell>
          <table:table-cell office:value-type="float" office:value="0.1672683185179028" table:style-name="ce4">
            <text:p>0,16726831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Taylor_FOM_NORM</text:p>
          </table:table-cell>
          <table:table-cell office:value-type="string" table:style-name="ce3">
            <text:p>Liu_JC</text:p>
          </table:table-cell>
          <table:table-cell office:value-type="float" office:value="9.2172052422502107E-2" table:style-name="ce4">
            <text:p>0,092172052</text:p>
          </table:table-cell>
          <table:table-cell office:value-type="float" office:value="0.62808157748284743" table:style-name="ce4">
            <text:p>0,62808157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Taylor_FOM_NORM</text:p>
          </table:table-cell>
          <table:table-cell office:value-type="string" table:style-name="ce3">
            <text:p>Liu_CC</text:p>
          </table:table-cell>
          <table:table-cell office:value-type="float" office:value="9.2172052422502107E-2" table:style-name="ce4">
            <text:p>0,092172052</text:p>
          </table:table-cell>
          <table:table-cell office:value-type="float" office:value="0.62808157748284743" table:style-name="ce4">
            <text:p>0,62808157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Taylor_FOM_NORM</text:p>
          </table:table-cell>
          <table:table-cell office:value-type="string" table:style-name="ce3">
            <text:p>Yin_JC</text:p>
          </table:table-cell>
          <table:table-cell office:value-type="float" office:value="-4.6066543125246537E-2" table:style-name="ce4">
            <text:p>-0,046066543</text:p>
          </table:table-cell>
          <table:table-cell office:value-type="float" office:value="0.80899430328539523" table:style-name="ce4">
            <text:p>0,80899430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Taylor_FOM_NORM</text:p>
          </table:table-cell>
          <table:table-cell office:value-type="string" table:style-name="ce3">
            <text:p>Yin_CC</text:p>
          </table:table-cell>
          <table:table-cell office:value-type="float" office:value="-4.6066543125246537E-2" table:style-name="ce4">
            <text:p>-0,046066543</text:p>
          </table:table-cell>
          <table:table-cell office:value-type="float" office:value="0.80899430328539523" table:style-name="ce4">
            <text:p>0,808994303</text:p>
          </table:table-cell>
          <table:table-cell table:number-columns-repeated="16379"/>
        </table:table-row>
        <table:table-row table:number-rows-repeated="10485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315</meta:generator>
    <dc:creator>Alexander Bakhtin</dc:creator>
    <meta:creation-date>2025-03-25T08:58:49Z</meta:creation-date>
    <dc:date>2025-03-25T08:59:10Z</dc:date>
  </office:meta>
</office:document-meta>
</file>